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-b +- sqrt{b ^2-4ac}}    over {2a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44:54.584134814</meta:creation-date>
    <dc:date>2024-09-04T17:09:48.334850478</dc:date>
    <meta:editing-duration>PT24M54S</meta:editing-duration>
    <meta:editing-cycles>1</meta:editing-cycles>
    <meta:generator>LibreOffice/7.4.7.2$Linux_X86_64 LibreOffice_project/40$Build-2</meta:generator>
  </office:meta>
</office:document-meta>
</file>